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Key.compareTo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leSystemKey.FileSystemKey( final Comparable key , final FileSystemOptions fileSystem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